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rsid="00d9d0b7" officeooo:paragraph-rsid="00d9d0b7" style:font-size-asian="14pt" style:font-size-complex="14pt"/>
    </style:style>
    <style:style style:name="P8" style:family="paragraph" style:parent-style-name="Standard">
      <style:text-properties fo:font-size="14pt" officeooo:rsid="00eb5981" officeooo:paragraph-rsid="00eb5981" style:font-size-asian="14pt" style:font-size-complex="14pt"/>
    </style:style>
    <style:style style:name="P9" style:family="paragraph" style:parent-style-name="Standard">
      <style:text-properties fo:font-size="14pt" officeooo:rsid="00ec358c" officeooo:paragraph-rsid="00ec358c" style:font-size-asian="14pt" style:font-size-complex="14pt"/>
    </style:style>
    <style:style style:name="P10" style:family="paragraph" style:parent-style-name="Standard">
      <style:text-properties fo:font-size="14pt" officeooo:paragraph-rsid="00ec358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ec358c" style:font-size-asian="20pt" style:font-weight-asian="bold" style:font-size-complex="20pt" style:font-weight-complex="bold"/>
    </style:style>
    <style:style style:name="T1" style:family="text">
      <style:text-properties officeooo:rsid="00d9d0b7"/>
    </style:style>
    <style:style style:name="T2" style:family="text">
      <style:text-properties officeooo:rsid="00eb5981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0% 100%" fo:font-style="italic" style:text-underline-style="solid" style:text-underline-width="auto" style:text-underline-color="font-color" fo:font-weight="bold" officeooo:rsid="00ec358c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0% 100%" fo:font-style="italic" style:text-underline-style="none" fo:font-weight="bold" officeooo:rsid="00ec358c" style:font-style-asian="italic" style:font-weight-asian="bold" style:font-style-complex="italic" style:font-weight-complex="bold"/>
    </style:style>
    <style:style style:name="T1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style:text-underline-style="none" fo:font-weight="normal" officeooo:rsid="00ec358c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style:text-underline-style="none" fo:font-weight="normal" officeooo:rsid="00eb5981" style:font-style-asian="normal" style:font-weight-asian="normal" style:font-style-complex="normal" style:font-weight-complex="normal"/>
    </style:style>
    <style:style style:name="T18" style:family="text">
      <style:text-properties officeooo:rsid="00ec35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2">Tensor Condense</text:span>.</text:p>
      <text:p text:style-name="P1">Richard Parker <text:span text:style-name="T1">24.1</text:span>.201<text:span text:style-name="T2">8</text:span></text:p>
      <text:p text:style-name="P5"/>
      <text:p text:style-name="P6">Section 1 – Introduction</text:p>
      <text:p text:style-name="P4"/>
      <text:p text:style-name="P7">This document <text:span text:style-name="T2">is an attempt to thrash out the requirements for the general tensor-condense operations. <text:s/>The overall idea is that the representations of a group G is studied using a group-algebra element K of a subgroup H. <text:s/>The image of K is operated on by g.K, and the linear maps for various elements g of the group studied in the hopes that it will shed some light on the representations of G. <text:s/>More specifically, this document studies how this action (of gK on the image of K) can be computed for a tensor product without actually making that tensor product, which is presumably too large to handle directly.</text:span></text:p>
      <text:p text:style-name="P7"/>
      <text:p text:style-name="P8">The first steps are to choose the subgroup H, the group-algebra element K and the representations R<text:span text:style-name="T3">1</text:span><text:span text:style-name="T6"> and R</text:span><text:span text:style-name="T3">2</text:span><text:span text:style-name="T6"> of G to be tensored. <text:s/>This all lies outside the scope of this document.</text:span></text:p>
      <text:p text:style-name="P8"><text:span text:style-name="T6"/></text:p>
      <text:p text:style-name="P8"><text:span text:style-name="T6">The first phase considered here is to </text:span><text:span text:style-name="T7">decompose</text:span><text:span text:style-name="T8"> the representations R</text:span><text:span text:style-name="T4">1</text:span><text:span text:style-name="T8"> and R</text:span><text:span text:style-name="T4">2</text:span><text:span text:style-name="T8"> restricted to the subgroup H. <text:s/>This decomposition must be </text:span><text:span text:style-name="T9">explicit</text:span><text:span text:style-name="T14"> in the sense that a basis for the spaces must be found exhibiting the fact that the representations are a direct sum. <text:s/>In other words we seek a decomposition of the spaces into invariant subspaces with zero intersection and spanning the whole space. <text:s/></text:span><text:span text:style-name="T10">TBD</text:span><text:span text:style-name="T12"> check that these two conditions are really both necessary.</text:span></text:p>
      <text:p text:style-name="P8"><text:span text:style-name="T15"/></text:p>
      <text:p text:style-name="P8"><text:span text:style-name="T15">It must be assumed that the summands are small enough to be handled explicitly, in the sense that any two of them (one from R</text:span><text:span text:style-name="T5">1</text:span><text:span text:style-name="T15"> and one from R</text:span><text:span text:style-name="T5">2</text:span><text:span text:style-name="T15">) can be tensored together and the element K computed in this tensor product. <text:s/></text:span><text:span text:style-name="T11">TBD</text:span><text:span text:style-name="T13"> I am very confused as to what exactly is the output of this process.</text:span></text:p>
      <text:p text:style-name="P8"><text:span text:style-name="T16"/></text:p>
      <text:p text:style-name="P9"><text:span text:style-name="T15">There is then a phase that I can only see very dimly so far which changes the basis of the summands to facilitate the next step.</text:span></text:p>
      <text:p text:style-name="P9"><text:span text:style-name="T15"/></text:p>
      <text:p text:style-name="P9"><text:span text:style-name="T15">There is then the process of taking the matrices for g in R</text:span><text:span text:style-name="T5">1</text:span><text:span text:style-name="T15"> and R</text:span><text:span text:style-name="T5">2</text:span><text:span text:style-name="T15"> and producing the action of g on the image of K in the tensor product.</text:span></text:p>
      <text:p text:style-name="P9"><text:span text:style-name="T15"/></text:p>
      <text:p text:style-name="P11">Section <text:span text:style-name="T18">2</text:span> – <text:span text:style-name="T18">Decomposition.</text:span></text:p>
      <text:p text:style-name="P10"/>
      <text:p text:style-name="P9"><text:span text:style-name="T17">N</text:span><text:span text:style-name="T15">eed to put the current state of the decomposition project in here.</text:span></text:p>
      <text:p text:style-name="P9"><text:span text:style-name="T15"/></text:p>
      <text:p text:style-name="P11"><text:soft-page-break/>Section <text:span text:style-name="T18">3</text:span> – <text:span text:style-name="T18">Base changing.</text:span></text:p>
      <text:p text:style-name="P10"/>
      <text:p text:style-name="P9"><text:span text:style-name="T17">N</text:span><text:span text:style-name="T15">o idea yet what I'm supposed to do here.</text:span></text:p>
      <text:p text:style-name="P9"><text:span text:style-name="T15"/></text:p>
      <text:p text:style-name="P11">Section <text:span text:style-name="T18">4</text:span> – <text:span text:style-name="T18">Tensor Condense - the program itself.</text:span></text:p>
      <text:p text:style-name="P10"/>
      <text:p text:style-name="P9"><text:span text:style-name="T17">N</text:span><text:span text:style-name="T15">o idea yet what I'm supposed to do here either,</text:span></text:p>
      <text:p text:style-name="P9"><text:span text:style-name="T15"/></text:p>
      <text:p text:style-name="P11">Section <text:span text:style-name="T18">5</text:span> – <text:span text:style-name="T18">Theory.</text:span></text:p>
      <text:p text:style-name="P10"/>
      <text:p text:style-name="P9"><text:span text:style-name="T17">N</text:span><text:span text:style-name="T15">o idea yet what I'm supposed to 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8-01-24T16:09:39.383266610</dc:date>
    <meta:editing-duration>P4DT7H10M33S</meta:editing-duration>
    <meta:editing-cycles>420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18" meta:word-count="396" meta:character-count="2191" meta:non-whitespace-character-count="1800"/>
  </office:meta>
</office:document-meta>
</file>